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8c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bb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style-name="ce2" office:value-type="string" calcext:value-type="string">
            <text:p>Performanc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Éviter les grands décalages de mise en pag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Utiliser des formats d'image nouvelle génération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argest Contentful Paint element - 3,700 ms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imensionner correctement les images 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Éliminer les ressources qui bloquent le rendu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éduire le CSS inutilisé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éduire le JavaScript inutilisé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calcext:value-type="string">
            <text:p>Les éléments d'image n'ont pas de largeur et hauteur explicites 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ervir des ressources statiques avec une politique de cache efficace 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Encodage efficace des images (Économies potentielles : 1,955 KiB) 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Éviter les charges réseau énormes (Total 30,349 KiB)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Accessibilité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Des éléments d'image n'ont pas d'attribut [alt]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 document ne contient pas d'élément &lt;title&gt;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s éléments de formulaire ne sont pas associés à des libellés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s liens n'ont pas de nom visible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table:style-name="ce3" office:value-type="string" calcext:value-type="string">
            <text:p>Les couleurs d'arrière-plan et de premier plan ne sont pas suffisamment contrastées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'élément &lt;html&gt; n'a pas d'attribut [lang] 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Les éléments d'en-tête ne sont pas classés séquentiellement par ordre décroissant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SE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Le document ne contient pas d'élément &lt;title&gt;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 document ne contient pas d'attribut "meta description"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es éléments d'image n'ont pas d'attribut [alt]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on utilisation des balises sémentiques </text:p>
          </table:table-cell>
          <table:table-cell table:number-columns-repeated="7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4:05:09.494000000</meta:creation-date>
    <dc:date>2024-10-02T16:18:10.839000000</dc:date>
    <meta:editing-duration>PT4H26M16S</meta:editing-duration>
    <meta:editing-cycles>2</meta:editing-cycles>
    <meta:generator>LibreOffice/7.4.5.1$Windows_X86_64 LibreOffice_project/9c0871452b3918c1019dde9bfac75448afc4b57f</meta:generator>
    <meta:document-statistic meta:table-count="1" meta:cell-count="26" meta:object-count="0"/>
  </office:meta>
</office:document-meta>
</file>